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Lucidasans1" svg:font-family="Lucidasan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: <text:text-input text:description="field1">field one</text:text-input></text:p>
      <text:p text:style-name="P1">2: <text:text-input text:description="field2">field two</text:text-input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Lucidasans1" svg:font-family="Lucidasan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
  </meta:generator>
    <meta:initial-creator>Mirko Nasato</meta:initial-creator>
    <meta:creation-date>2006-07-20T18:19:54</meta:creation-date>
    <dc:creator>Mirko Nasato</dc:creator>
    <dc:date>2006-07-20T18:32:01</dc:date>
    <dc:language>en-GB</dc:language>
    <meta:editing-cycles>6</meta:editing-cycles>
    <meta:editing-duration>PT12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2" meta:character-count="8"/>
  </office:meta>
</office:document-meta>
</file>